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776cm" style:rel-column-width="10968*"/>
    </style:style>
    <style:style style:name="Table1.B" style:family="table-column">
      <style:table-column-properties style:column-width="6.274cm" style:rel-column-width="24788*"/>
    </style:style>
    <style:style style:name="Table1.C" style:family="table-column">
      <style:table-column-properties style:column-width="4.733cm" style:rel-column-width="18697*"/>
    </style:style>
    <style:style style:name="Table1.D" style:family="table-column">
      <style:table-column-properties style:column-width="2.805cm" style:rel-column-width="1108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_20_indent_20_2">
      <style:text-properties fo:color="#000000"/>
    </style:style>
    <style:style style:name="P13" style:family="paragraph" style:parent-style-name="Text_20_body_20_indent_20_2">
      <style:text-properties fo:language="en" fo:country="none"/>
    </style:style>
    <style:style style:name="P14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6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color="#000000" fo:font-size="12pt" style:font-size-asian="12pt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dio</text:h>
      <text:p text:style-name="Text_20_body_20_indent_20_2"><text:span text:style-name="T1">An </text:span><text:span text:style-name="Source_20_Text"><text:span text:style-name="T1">audio</text:span></text:span><text:span text:style-name="T1"> component is used to play the audio at the browser. Like </text:span><text:span text:style-name="Source_20_Text"><text:span text:style-name="T1">image</text:span></text:span><text:span text:style-name="T1">, you could use the </text:span><text:span text:style-name="Source_20_Text"><text:span text:style-name="T1">src</text:span></text:span><text:span text:style-name="T1"> property to specify an URL of an audio resource, or the </text:span><text:span text:style-name="Source_20_Text"><text:span text:style-name="T1">setContent</text:span></text:span><text:span text:style-name="T1"> method to specify a dynamically generated </text:span><text:span text:style-name="T1">audio</text:span><text:span text:style-name="T1">.</text:span></text:p>
      <text:p text:style-name="Text_20_body_20_indent_20_2"><text:span text:style-name="T1">Depending on the browser and the </text:span><text:span text:style-name="Source_20_Text"><text:span text:style-name="T1">audio</text:span></text:span><text:span text:style-name="T1"> plugin, developers might be able to control the play of an audio by the </text:span><text:span text:style-name="Source_20_Text"><text:span text:style-name="T1">play</text:span></text:span><text:span text:style-name="T1">, </text:span><text:span text:style-name="Source_20_Text"><text:span text:style-name="T1">stop</text:span></text:span><text:span text:style-name="T1"> and </text:span><text:span text:style-name="Source_20_Text"><text:span text:style-name="T1">pause</text:span></text:span><text:span text:style-name="T1"> methods. Currently, Internet Explorer with Media Player is capable of such controls.</text:span></text:p>
      <text:p text:style-name="P13"><draw:frame draw:style-name="fr1" draw:name="graphics1" text:anchor-type="paragraph" svg:width="8.174cm" svg:height="0.741cm" draw:z-index="0"><draw:image xlink:href="../images/audio.png" xlink:type="simple" xlink:show="embed" xlink:actuate="onLoad"/></draw:frame></text:p>
      <text:p text:style-name="Code_20_Indent_20_2">&lt;audio id="audio" height="20"/&gt;</text:p>
      <text:h text:style-name="P10" text:outline-level="4">Class Name</text:h>
      <text:p text:style-name="P16"><text:span text:style-name="Source_20_Text"><text:span text:style-name="T3">org.zkoss.zul.Audio</text:span></text:span></text:p>
      <text:h text:style-name="P11" text:outline-level="4">Supported Child Components</text:h>
      <text:p text:style-name="P12">*NONE</text:p>
      <text:h text:style-name="P11" text:outline-level="4">Supported Events</text:h>
      <text:p text:style-name="P17">*NONE</text:p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align</text:span></text:p>
          </table:table-cell>
          <table:table-cell table:style-name="Table1.A2" office:value-type="string">
            <text:p text:style-name="P2">Sets the alignment: one of top, texttop, middle, absmiddle, bottom, absbottom, baseline, left, right and center.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8">&lt;null&gt;</text:p>
          </table:table-cell>
        </table:table-row>
        <table:table-row>
          <table:table-cell table:style-name="Table1.A2" office:value-type="string">
            <text:p text:style-name="P1"><text:span text:style-name="Source_20_Text">aut</text:span><text:span text:style-name="Source_20_Text"><text:span text:style-name="T4">ostart</text:span></text:span></text:p>
          </table:table-cell>
          <table:table-cell table:style-name="Table1.A2" office:value-type="string">
            <text:p text:style-name="P2">Sets whether to auto start playing the audio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border</text:span></text:p>
          </table:table-cell>
          <table:table-cell table:style-name="Table1.B4" office:value-type="string">
            <text:p text:style-name="P2">Sets the width of the border.</text:p>
          </table:table-cell>
          <table:table-cell table:style-name="Table1.A2" office:value-type="string">
            <text:p text:style-name="P1"><text:span text:style-name="Source_20_Text">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8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</text:span><text:span text:style-name="Source_20_Text"><text:span text:style-name="T4">tent</text:span></text:span></text:p>
          </table:table-cell>
          <table:table-cell table:style-name="Table1.B4" office:value-type="string">
            <text:p text:style-name="P6">Sets the content directly.</text:p>
          </table:table-cell>
          <table:table-cell table:style-name="Table1.A2" office:value-type="string">
            <text:p text:style-name="P1"><text:span text:style-name="Source_20_Text">org.zkoss.sound.Audio</text:span></text:p>
          </table:table-cell>
          <table:table-cell table:style-name="Table1.D2" office:value-type="string">
            <text:p text:style-name="P8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B4" office:value-type="string">
            <text:p text:style-name="P6">Sets the src.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8">&lt;null&gt;</text:p>
          </table:table-cell>
        </table:table-row>
      </table:table>
      <text:p text:style-name="P15"/>
      <text:p text:style-name="P15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3">Value: <text:span text:style-name="T6">false</text:span></text:p>
            <text:p text:style-name="Table_20_Contents"><text:span text:style-name="T2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pause()</text:span></text:p>
          </table:table-cell>
          <table:table-cell table:style-name="Table3.A2" office:value-type="string">
            <text:p text:style-name="Table_20_Contents">Pauses the audio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pla<text:span text:style-name="T4">y()</text:span></text:p>
          </table:table-cell>
          <table:table-cell table:style-name="Table3.A2" office:value-type="string">
            <text:p text:style-name="Table_20_Contents">Plays the audio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top()</text:p>
          </table:table-cell>
          <table:table-cell table:style-name="Table3.A2" office:value-type="string">
            <text:p text:style-name="Table_20_Contents">Stops the audio at the client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1:41:56</dc:date>
    <meta:print-date>2007-09-03T09:33:50</meta:print-date>
    <dc:language>en-US</dc:language>
    <meta:editing-cycles>88</meta:editing-cycles>
    <meta:editing-duration>PT6H24M2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8" meta:word-count="202" meta:character-count="1316"/>
  </office:meta>
</office:document-meta>
</file>